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Fp1</text:p>
          </table:table-cell>
          <table:table-cell office:value-type="string">
            <text:p>AFp1</text:p>
          </table:table-cell>
          <table:table-cell office:value-type="string">
            <text:p>Fpz</text:p>
          </table:table-cell>
          <table:table-cell office:value-type="string">
            <text:p>AFp2</text:p>
          </table:table-cell>
          <table:table-cell office:value-type="string">
            <text:p>Fp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F7</text:p>
          </table:table-cell>
          <table:table-cell office:value-type="string">
            <text:p>AF5</text:p>
          </table:table-cell>
          <table:table-cell table:style-name="Default" office:value-type="string">
            <text:p>AF3</text:p>
          </table:table-cell>
          <table:table-cell office:value-type="string">
            <text:p>AFz</text:p>
          </table:table-cell>
          <table:table-cell office:value-type="string">
            <text:p>AF4</text:p>
          </table:table-cell>
          <table:table-cell office:value-type="string">
            <text:p>AF6</text:p>
          </table:table-cell>
          <table:table-cell office:value-type="string">
            <text:p>AF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FAF5</text:p>
          </table:table-cell>
          <table:table-cell office:value-type="string">
            <text:p>FAF1</text:p>
          </table:table-cell>
          <table:table-cell office:value-type="string">
            <text:p>FAF2</text:p>
          </table:table-cell>
          <table:table-cell office:value-type="string">
            <text:p>FAF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9</text:p>
          </table:table-cell>
          <table:table-cell office:value-type="string">
            <text:p>F7</text:p>
          </table:table-cell>
          <table:table-cell office:value-type="string">
            <text:p>F5</text:p>
          </table:table-cell>
          <table:table-cell office:value-type="string">
            <text:p>F3</text:p>
          </table:table-cell>
          <table:table-cell office:value-type="string">
            <text:p>F1</text:p>
          </table:table-cell>
          <table:table-cell office:value-type="string">
            <text:p>Fz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F6</text:p>
          </table:table-cell>
          <table:table-cell office:value-type="string">
            <text:p>F8</text:p>
          </table:table-cell>
          <table:table-cell office:value-type="string">
            <text:p>F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FC9</text:p>
          </table:table-cell>
          <table:table-cell office:value-type="string">
            <text:p>FFC7</text:p>
          </table:table-cell>
          <table:table-cell office:value-type="string">
            <text:p>FFC5</text:p>
          </table:table-cell>
          <table:table-cell office:value-type="string">
            <text:p>FFC3</text:p>
          </table:table-cell>
          <table:table-cell office:value-type="string">
            <text:p>FFC1</text:p>
          </table:table-cell>
          <table:table-cell office:value-type="string">
            <text:p>FFC2</text:p>
          </table:table-cell>
          <table:table-cell office:value-type="string">
            <text:p>FFC4</text:p>
          </table:table-cell>
          <table:table-cell office:value-type="string">
            <text:p>FFC6</text:p>
          </table:table-cell>
          <table:table-cell office:value-type="string">
            <text:p>FFC8</text:p>
          </table:table-cell>
          <table:table-cell office:value-type="string">
            <text:p>FFC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T9</text:p>
          </table:table-cell>
          <table:table-cell office:value-type="string">
            <text:p>FT7</text:p>
          </table:table-cell>
          <table:table-cell office:value-type="string">
            <text:p>FC5</text:p>
          </table:table-cell>
          <table:table-cell office:value-type="string">
            <text:p>FC1</text:p>
          </table:table-cell>
          <table:table-cell office:value-type="string">
            <text:p>FCz</text:p>
          </table:table-cell>
          <table:table-cell office:value-type="string">
            <text:p>FC2</text:p>
          </table:table-cell>
          <table:table-cell office:value-type="string">
            <text:p>FC4</text:p>
          </table:table-cell>
          <table:table-cell office:value-type="string">
            <text:p>FC6</text:p>
          </table:table-cell>
          <table:table-cell table:style-name="Default" office:value-type="string">
            <text:p>FT8</text:p>
          </table:table-cell>
          <table:table-cell office:value-type="string">
            <text:p>FT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C9</text:p>
          </table:table-cell>
          <table:table-cell office:value-type="string">
            <text:p>CFC7</text:p>
          </table:table-cell>
          <table:table-cell office:value-type="string">
            <text:p>CFC5</text:p>
          </table:table-cell>
          <table:table-cell office:value-type="string">
            <text:p>CFC3</text:p>
          </table:table-cell>
          <table:table-cell office:value-type="string">
            <text:p>CFC1</text:p>
          </table:table-cell>
          <table:table-cell office:value-type="string">
            <text:p>CFC2</text:p>
          </table:table-cell>
          <table:table-cell office:value-type="string">
            <text:p>CFC4</text:p>
          </table:table-cell>
          <table:table-cell office:value-type="string">
            <text:p>CFC6</text:p>
          </table:table-cell>
          <table:table-cell office:value-type="string">
            <text:p>CFC8</text:p>
          </table:table-cell>
          <table:table-cell office:value-type="string">
            <text:p>CFC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9</text:p>
          </table:table-cell>
          <table:table-cell office:value-type="string">
            <text:p>T7</text:p>
          </table:table-cell>
          <table:table-cell office:value-type="string">
            <text:p>C5</text:p>
          </table:table-cell>
          <table:table-cell office:value-type="string">
            <text:p>C3</text:p>
          </table:table-cell>
          <table:table-cell office:value-type="string">
            <text:p>C1</text:p>
          </table:table-cell>
          <table:table-cell office:value-type="string">
            <text:p>Cz</text:p>
          </table:table-cell>
          <table:table-cell office:value-type="string">
            <text:p>C2</text:p>
          </table:table-cell>
          <table:table-cell office:value-type="string">
            <text:p>C4</text:p>
          </table:table-cell>
          <table:table-cell office:value-type="string">
            <text:p>C6</text:p>
          </table:table-cell>
          <table:table-cell office:value-type="string">
            <text:p>T8</text:p>
          </table:table-cell>
          <table:table-cell office:value-type="string">
            <text:p>T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1</text:p>
          </table:table-cell>
          <table:table-cell office:value-type="string">
            <text:p>CCP7</text:p>
          </table:table-cell>
          <table:table-cell office:value-type="string">
            <text:p>CCP5</text:p>
          </table:table-cell>
          <table:table-cell office:value-type="string">
            <text:p>CCP3</text:p>
          </table:table-cell>
          <table:table-cell office:value-type="string">
            <text:p>CCP1</text:p>
          </table:table-cell>
          <table:table-cell office:value-type="string">
            <text:p>CCP2</text:p>
          </table:table-cell>
          <table:table-cell office:value-type="string">
            <text:p>CCP4</text:p>
          </table:table-cell>
          <table:table-cell office:value-type="string">
            <text:p>CCP6</text:p>
          </table:table-cell>
          <table:table-cell office:value-type="string">
            <text:p>CCP8</text:p>
          </table:table-cell>
          <table:table-cell office:value-type="string">
            <text:p>A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P9</text:p>
          </table:table-cell>
          <table:table-cell office:value-type="string">
            <text:p>TP7</text:p>
          </table:table-cell>
          <table:table-cell office:value-type="string">
            <text:p>CP5</text:p>
          </table:table-cell>
          <table:table-cell office:value-type="string">
            <text:p>CP3</text:p>
          </table:table-cell>
          <table:table-cell office:value-type="string">
            <text:p>CP1</text:p>
          </table:table-cell>
          <table:table-cell office:value-type="string">
            <text:p>CPz</text:p>
          </table:table-cell>
          <table:table-cell office:value-type="string">
            <text:p>CP2</text:p>
          </table:table-cell>
          <table:table-cell office:value-type="string">
            <text:p>CP4</text:p>
          </table:table-cell>
          <table:table-cell office:value-type="string">
            <text:p>CP6</text:p>
          </table:table-cell>
          <table:table-cell office:value-type="string">
            <text:p>TP8</text:p>
          </table:table-cell>
          <table:table-cell office:value-type="string">
            <text:p>TP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CP9</text:p>
          </table:table-cell>
          <table:table-cell office:value-type="string">
            <text:p>PCP7</text:p>
          </table:table-cell>
          <table:table-cell office:value-type="string">
            <text:p>PCP5</text:p>
          </table:table-cell>
          <table:table-cell office:value-type="string">
            <text:p>PCP3</text:p>
          </table:table-cell>
          <table:table-cell office:value-type="string">
            <text:p>PCP1</text:p>
          </table:table-cell>
          <table:table-cell office:value-type="string">
            <text:p>PCP2</text:p>
          </table:table-cell>
          <table:table-cell office:value-type="string">
            <text:p>PCP4</text:p>
          </table:table-cell>
          <table:table-cell office:value-type="string">
            <text:p>PCP6</text:p>
          </table:table-cell>
          <table:table-cell office:value-type="string">
            <text:p>PCP8</text:p>
          </table:table-cell>
          <table:table-cell office:value-type="string">
            <text:p>PCP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9</text:p>
          </table:table-cell>
          <table:table-cell office:value-type="string">
            <text:p>P7</text:p>
          </table:table-cell>
          <table:table-cell office:value-type="string">
            <text:p>P5</text:p>
          </table:table-cell>
          <table:table-cell office:value-type="string">
            <text:p>P3</text:p>
          </table:table-cell>
          <table:table-cell office:value-type="string">
            <text:p>P1</text:p>
          </table:table-cell>
          <table:table-cell office:value-type="string">
            <text:p>Pz</text:p>
          </table:table-cell>
          <table:table-cell office:value-type="string">
            <text:p>P2</text:p>
          </table:table-cell>
          <table:table-cell office:value-type="string">
            <text:p>P4</text:p>
          </table:table-cell>
          <table:table-cell office:value-type="string">
            <text:p>P6</text:p>
          </table:table-cell>
          <table:table-cell office:value-type="string">
            <text:p>P8</text:p>
          </table:table-cell>
          <table:table-cell office:value-type="string">
            <text:p>P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O9</text:p>
          </table:table-cell>
          <table:table-cell office:value-type="string">
            <text:p>PPO7</text:p>
          </table:table-cell>
          <table:table-cell office:value-type="string">
            <text:p>PPO5</text:p>
          </table:table-cell>
          <table:table-cell office:value-type="string">
            <text:p>PPO3</text:p>
          </table:table-cell>
          <table:table-cell office:value-type="string">
            <text:p>PPO1</text:p>
          </table:table-cell>
          <table:table-cell office:value-type="string">
            <text:p>PPO2</text:p>
          </table:table-cell>
          <table:table-cell office:value-type="string">
            <text:p>PPO4</text:p>
          </table:table-cell>
          <table:table-cell office:value-type="string">
            <text:p>PPO6</text:p>
          </table:table-cell>
          <table:table-cell office:value-type="string">
            <text:p>PPO8</text:p>
          </table:table-cell>
          <table:table-cell office:value-type="string">
            <text:p>PO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PO7</text:p>
          </table:table-cell>
          <table:table-cell office:value-type="string">
            <text:p>PO5</text:p>
          </table:table-cell>
          <table:table-cell office:value-type="string">
            <text:p>PO3</text:p>
          </table:table-cell>
          <table:table-cell office:value-type="string">
            <text:p>PO1</text:p>
          </table:table-cell>
          <table:table-cell office:value-type="string">
            <text:p>POz</text:p>
          </table:table-cell>
          <table:table-cell office:value-type="string">
            <text:p>PO2</text:p>
          </table:table-cell>
          <table:table-cell office:value-type="string">
            <text:p>PO4</text:p>
          </table:table-cell>
          <table:table-cell office:value-type="string">
            <text:p>PO6</text:p>
          </table:table-cell>
          <table:table-cell office:value-type="string">
            <text:p>PO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O9</text:p>
          </table:table-cell>
          <table:table-cell office:value-type="string">
            <text:p>O1</text:p>
          </table:table-cell>
          <table:table-cell office:value-type="string">
            <text:p>OPO1</text:p>
          </table:table-cell>
          <table:table-cell office:value-type="string">
            <text:p>OPO2</text:p>
          </table:table-cell>
          <table:table-cell office:value-type="string">
            <text:p>O2</text:p>
          </table:table-cell>
          <table:table-cell office:value-type="string">
            <text:p>O1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I2</text:p>
          </table:table-cell>
          <table:table-cell office:value-type="string">
            <text:p>Oz</text:p>
          </table:table-cell>
          <table:table-cell office:value-type="string">
            <text:p>OI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I1</text:p>
          </table:table-cell>
          <table:table-cell office:value-type="string">
            <text:p>Iz</text:p>
          </table:table-cell>
          <table:table-cell office:value-type="string">
            <text:p>I2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.11.2013</text:date>, <text:time>17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6:38:37.83</meta:creation-date>
    <dc:date>2013-11-22T17:17:27.72</dc:date>
    <meta:editing-duration>PT6M19S</meta:editing-duration>
    <meta:editing-cycles>1</meta:editing-cycles>
    <meta:document-statistic meta:table-count="3" meta:cell-count="141" meta:object-count="0"/>
    <meta:generator>OpenOffice.org/3.4.1$Win32 OpenOffice.org_project/341m1$Build-9593</meta:generator>
  </office:meta>
</office:document-meta>
</file>